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ython has no command for declaring a variable.</text:p>
      <text:p text:style-name="Text_20_body">A variable is created the moment you first assign a value to i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7:40:08.879216385</meta:creation-date>
    <dc:date>2021-04-06T17:41:28.609678473</dc:date>
    <meta:editing-duration>PT1M20S</meta:editing-duration>
    <meta:editing-cycles>1</meta:editing-cycles>
    <meta:document-statistic meta:table-count="0" meta:image-count="0" meta:object-count="0" meta:page-count="1" meta:paragraph-count="2" meta:word-count="21" meta:character-count="111" meta:non-whitespace-character-count="92"/>
    <meta:generator>LibreOffice/6.4.6.2$Linux_X86_64 LibreOffice_project/40$Build-2</meta:generator>
  </office:meta>
</office:document-meta>
</file>